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M Roman Slanted 9" svg:font-family="'LM Roman Slanted 9'" style:font-pitch="variable"/>
    <style:font-face style:name="Montserrat Medium" svg:font-family="'Montserrat Medium'" style:font-pitch="variable"/>
    <style:font-face style:name="Source Han Sans TW Normal" svg:font-family="'Source Han Sans TW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16cm" fo:min-width="1.385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15cm" fo:min-width="1.384cm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905cm" fo:min-width="3.449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9cm" fo:min-width="0.7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9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M Roman Slanted 9" fo:font-size="18pt" fo:font-style="normal" style:font-style-asian="normal" style:font-style-complex="normal"/>
    </style:style>
    <style:style style:name="P3" style:family="paragraph">
      <loext:graphic-properties draw:fill-color="#ffffff"/>
      <style:paragraph-properties fo:text-align="center"/>
      <style:text-properties style:font-name="LM Roman Slanted 9" fo:font-size="18pt" fo:font-style="normal" style:font-style-asian="normal" style:font-style-complex="normal"/>
    </style:style>
    <style:style style:name="P4" style:family="paragraph">
      <loext:graphic-properties draw:fill="none" draw:fill-color="#ffffff"/>
      <style:paragraph-properties fo:text-align="center"/>
      <style:text-properties style:font-name="LM Roman Slanted 9" fo:font-size="18pt" fo:font-style="normal" style:font-style-asian="normal" style:font-style-complex="normal"/>
    </style:style>
    <style:style style:name="P5" style:family="paragraph">
      <loext:graphic-properties draw:fill-color="#ffffff"/>
    </style:style>
    <style:style style:name="T1" style:family="text">
      <style:text-properties style:font-name="LM Roman Slanted 9" fo:font-style="normal" style:font-style-asian="normal" style:font-style-complex="normal"/>
    </style:style>
    <style:style style:name="T2" style:family="text">
      <style:text-properties style:text-position="-33% 58%" style:font-name="LM Roman Slanted 9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 style:font-name="LM Roman Slanted 9" fo:font-style="normal" style:font-style-asian="normal" style:font-style-complex="normal"/>
    </style:style>
    <style:style style:name="T4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5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style:style style:name="T6" style:family="text">
      <style:text-properties style:text-position="-33% 58%" style:font-name="Liberation Sans2" fo:font-style="normal" style:font-name-asian="Liberation Sans2" style:font-style-asian="normal" style:font-name-complex="Liberation Sans2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1.248cm" svg:y1="5.371cm" svg:x2="14.192cm" svg:y2="8.149cm">
            <text:p/>
          </draw:line>
          <draw:line draw:style-name="gr2" draw:text-style-name="P1" draw:layer="layout" svg:x1="13.381cm" svg:y1="7.381cm" svg:x2="15.993cm" svg:y2="9.85cm">
            <text:p/>
          </draw:line>
        </draw:g>
        <draw:g>
          <draw:line draw:style-name="gr1" draw:text-style-name="P1" draw:layer="layout" svg:x1="11.754cm" svg:y1="15.04cm" svg:x2="14.332cm" svg:y2="12.967cm">
            <text:p/>
          </draw:line>
          <draw:line draw:style-name="gr2" draw:text-style-name="P1" draw:layer="layout" svg:x1="13.977cm" svg:y1="13.248cm" svg:x2="15.704cm" svg:y2="11.831cm">
            <text:p/>
          </draw:line>
        </draw:g>
        <draw:line draw:style-name="gr2" draw:text-style-name="P1" draw:layer="layout" svg:x1="11.508cm" svg:y1="15.418cm" svg:x2="14.859cm" svg:y2="19.329cm">
          <text:p/>
        </draw:line>
        <draw:line draw:style-name="gr2" draw:text-style-name="P1" draw:layer="layout" svg:x1="11.266cm" svg:y1="15.63cm" svg:x2="14.617cm" svg:y2="19.541cm">
          <text:p/>
        </draw:line>
        <draw:line draw:style-name="gr2" draw:text-style-name="P1" draw:layer="layout" svg:x1="11.552cm" svg:y1="5.191cm" svg:x2="15.302cm" svg:y2="1.37cm">
          <text:p/>
        </draw:line>
        <draw:line draw:style-name="gr2" draw:text-style-name="P1" draw:layer="layout" svg:x1="11.298cm" svg:y1="4.991cm" svg:x2="15.048cm" svg:y2="1.17cm">
          <text:p/>
        </draw:line>
        <draw:line draw:style-name="gr2" draw:text-style-name="P1" draw:layer="layout" svg:x1="2.807cm" svg:y1="5.411cm" svg:x2="10.25cm" svg:y2="5.438cm">
          <text:p/>
        </draw:line>
        <draw:line draw:style-name="gr2" draw:text-style-name="P1" draw:layer="layout" svg:x1="2.807cm" svg:y1="5.005cm" svg:x2="10.25cm" svg:y2="5.005cm">
          <text:p/>
        </draw:line>
        <draw:line draw:style-name="gr2" draw:text-style-name="P1" draw:layer="layout" svg:x1="2.807cm" svg:y1="5.005cm" svg:x2="10.25cm" svg:y2="5.005cm">
          <text:p/>
        </draw:line>
        <draw:line draw:style-name="gr2" draw:text-style-name="P1" draw:layer="layout" svg:x1="2.807cm" svg:y1="5.79cm" svg:x2="10.25cm" svg:y2="5.817cm">
          <text:p/>
        </draw:line>
        <draw:line draw:style-name="gr2" draw:text-style-name="P1" draw:layer="layout" svg:x1="3.038cm" svg:y1="15.187cm" svg:x2="10.481cm" svg:y2="15.214cm">
          <text:p/>
        </draw:line>
        <draw:line draw:style-name="gr2" draw:text-style-name="P1" draw:layer="layout" svg:x1="3.038cm" svg:y1="14.78cm" svg:x2="10.481cm" svg:y2="14.78cm">
          <text:p/>
        </draw:line>
        <draw:line draw:style-name="gr2" draw:text-style-name="P1" draw:layer="layout" svg:x1="3.038cm" svg:y1="14.78cm" svg:x2="10.481cm" svg:y2="14.78cm">
          <text:p/>
        </draw:line>
        <draw:line draw:style-name="gr2" draw:text-style-name="P1" draw:layer="layout" svg:x1="3.038cm" svg:y1="15.565cm" svg:x2="10.481cm" svg:y2="15.592cm">
          <text:p/>
        </draw:line>
        <draw:custom-shape draw:style-name="gr3" draw:text-style-name="P3" draw:layer="layout" svg:width="2.703cm" svg:height="2.818cm" svg:x="9.849cm" svg:y="3.948cm">
          <text:p text:style-name="P2"><text:span text:style-name="T1">f</text:span><text:span text:style-name="T2">i</text:span><text:span text:style-name="T1">(x</text:span><text:span text:style-name="T3">1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702cm" svg:height="2.817cm" svg:x="9.813cm" svg:y="13.941cm">
          <text:p text:style-name="P2"><text:span text:style-name="T1">f</text:span><text:span text:style-name="T2">j</text:span><text:span text:style-name="T1">(x</text:span><text:span text:style-name="T3">2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983cm" svg:height="3.189cm" svg:x="15.116cm" svg:y="9.068cm">
          <text:p text:style-name="P2"><text:span text:style-name="T4">σ</text:span><text:span text:style-name="T2">ij</text:span><text:span text:style-name="T1">(</text:span><text:span text:style-name="T5">α</text:span><text:span text:style-name="T6">S</text:span><text:span text:style-name="T1">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04cm" svg:height="3.519cm" svg:x="13.686cm" svg:y="5.999cm">
          <draw:text-box>
            <text:p text:style-name="P2"><text:span text:style-name="T1">x</text:span><text:span text:style-name="T3">1</text:span><text:span text:style-name="T1">P</text:span><text:span text:style-name="T3">1</text:span></text:p>
          </draw:text-box>
        </draw:frame>
        <draw:frame draw:style-name="gr7" draw:text-style-name="P4" draw:layer="layout" svg:width="2.504cm" svg:height="3.519cm" svg:x="14.064cm" svg:y="13.248cm">
          <draw:text-box>
            <text:p text:style-name="P2"><text:span text:style-name="T1">x</text:span><text:span text:style-name="T3">2</text:span><text:span text:style-name="T1">P</text:span><text:span text:style-name="T3">2</text:span></text:p>
          </draw:text-box>
        </draw:frame>
        <draw:g>
          <draw:line draw:style-name="gr1" draw:text-style-name="P1" draw:layer="layout" svg:x1="19.098cm" svg:y1="9.067cm" svg:x2="20.61cm" svg:y2="7.787cm">
            <text:p/>
          </draw:line>
          <draw:line draw:style-name="gr2" draw:text-style-name="P1" draw:layer="layout" svg:x1="20.193cm" svg:y1="8.142cm" svg:x2="21.534cm" svg:y2="7.004cm">
            <text:p/>
          </draw:line>
        </draw:g>
        <draw:g>
          <draw:line draw:style-name="gr1" draw:text-style-name="P1" draw:layer="layout" svg:x1="19.098cm" svg:y1="12.257cm" svg:x2="20.487cm" svg:y2="13.513cm">
            <text:p/>
          </draw:line>
          <draw:line draw:style-name="gr2" draw:text-style-name="P1" draw:layer="layout" svg:x1="20.104cm" svg:y1="13.165cm" svg:x2="21.337cm" svg:y2="14.281cm">
            <text:p/>
          </draw:line>
        </draw:g>
        <draw:g>
          <draw:line draw:style-name="gr8" draw:text-style-name="P1" draw:layer="layout" svg:x1="21.532cm" svg:y1="7.005cm" svg:x2="24.872cm" svg:y2="3.456cm">
            <text:p/>
          </draw:line>
          <draw:line draw:style-name="gr8" draw:text-style-name="P1" draw:layer="layout" svg:x1="21.534cm" svg:y1="7.006cm" svg:x2="25.074cm" svg:y2="3.498cm">
            <text:p/>
          </draw:line>
          <draw:line draw:style-name="gr8" draw:text-style-name="P1" draw:layer="layout" svg:x1="21.534cm" svg:y1="7.007cm" svg:x2="25.289cm" svg:y2="3.559cm">
            <text:p/>
          </draw:line>
          <draw:line draw:style-name="gr8" draw:text-style-name="P1" draw:layer="layout" svg:x1="21.536cm" svg:y1="7.009cm" svg:x2="25.421cm" svg:y2="3.647cm">
            <text:p/>
          </draw:line>
          <draw:line draw:style-name="gr8" draw:text-style-name="P1" draw:layer="layout" svg:x1="21.538cm" svg:y1="7.01cm" svg:x2="25.537cm" svg:y2="3.783cm">
            <text:p/>
          </draw:line>
          <draw:line draw:style-name="gr8" draw:text-style-name="P1" draw:layer="layout" svg:x1="21.538cm" svg:y1="7.012cm" svg:x2="25.646cm" svg:y2="3.894cm">
            <text:p/>
          </draw:line>
          <draw:line draw:style-name="gr8" draw:text-style-name="P1" draw:layer="layout" svg:x1="21.539cm" svg:y1="7.013cm" svg:x2="25.684cm" svg:y2="4.05cm">
            <text:p/>
          </draw:line>
        </draw:g>
        <draw:g>
          <draw:line draw:style-name="gr8" draw:text-style-name="P1" draw:layer="layout" svg:x1="21.335cm" svg:y1="14.29cm" svg:x2="24.622cm" svg:y2="17.802cm">
            <text:p/>
          </draw:line>
          <draw:line draw:style-name="gr8" draw:text-style-name="P1" draw:layer="layout" svg:x1="21.336cm" svg:y1="14.289cm" svg:x2="24.82cm" svg:y2="17.761cm">
            <text:p/>
          </draw:line>
          <draw:line draw:style-name="gr8" draw:text-style-name="P1" draw:layer="layout" svg:x1="21.336cm" svg:y1="14.287cm" svg:x2="25.032cm" svg:y2="17.699cm">
            <text:p/>
          </draw:line>
          <draw:line draw:style-name="gr8" draw:text-style-name="P1" draw:layer="layout" svg:x1="21.338cm" svg:y1="14.286cm" svg:x2="25.161cm" svg:y2="17.614cm">
            <text:p/>
          </draw:line>
          <draw:line draw:style-name="gr8" draw:text-style-name="P1" draw:layer="layout" svg:x1="21.34cm" svg:y1="14.285cm" svg:x2="25.276cm" svg:y2="17.479cm">
            <text:p/>
          </draw:line>
          <draw:line draw:style-name="gr8" draw:text-style-name="P1" draw:layer="layout" svg:x1="21.34cm" svg:y1="14.283cm" svg:x2="25.383cm" svg:y2="17.369cm">
            <text:p/>
          </draw:line>
          <draw:line draw:style-name="gr8" draw:text-style-name="P1" draw:layer="layout" svg:x1="21.342cm" svg:y1="14.282cm" svg:x2="25.421cm" svg:y2="17.215cm">
            <text:p/>
          </draw:line>
        </draw:g>
        <draw:frame draw:style-name="gr6" draw:text-style-name="P4" draw:layer="layout" svg:width="2.504cm" svg:height="3.519cm" svg:x="20.66cm" svg:y="7.418cm">
          <draw:text-box>
            <text:p text:style-name="P2"><text:span text:style-name="T1">q</text:span><text:span text:style-name="T3">1</text:span></text:p>
          </draw:text-box>
        </draw:frame>
        <draw:frame draw:style-name="gr6" draw:text-style-name="P4" draw:layer="layout" svg:width="2.504cm" svg:height="3.519cm" svg:x="20.736cm" svg:y="12.484cm">
          <draw:text-box>
            <text:p text:style-name="P2"><text:span text:style-name="T1">q</text:span><text:span text:style-name="T3">2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M Roman Slanted 9" svg:font-family="'LM Roman Slanted 9'" style:font-pitch="variable"/>
    <style:font-face style:name="Montserrat Medium" svg:font-family="'Montserrat Medium'" style:font-pitch="variable"/>
    <style:font-face style:name="Source Han Sans TW Normal" svg:font-family="'Source Han Sans TW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242cm" svg:height="7.047cm" svg:x="2.026cm" svg:y="2.397cm"/>
      <draw:page-thumbnail draw:layer="backgroundobjects" svg:width="7.242cm" svg:height="7.047cm" svg:x="2.026cm" svg:y="10.445cm"/>
      <draw:page-thumbnail draw:layer="backgroundobjects" svg:width="7.242cm" svg:height="7.047cm" svg:x="2.026cm" svg:y="18.493cm"/>
      <draw:page-thumbnail draw:layer="backgroundobjects" svg:width="7.242cm" svg:height="7.047cm" svg:x="12.321cm" svg:y="2.397cm"/>
      <draw:page-thumbnail draw:layer="backgroundobjects" svg:width="7.242cm" svg:height="7.047cm" svg:x="12.321cm" svg:y="10.445cm"/>
      <draw:page-thumbnail draw:layer="backgroundobjects" svg:width="7.242cm" svg:height="7.047cm" svg:x="12.321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4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20:37:28.340800758</meta:creation-date>
    <dc:date>2018-09-10T21:02:12.975599133</dc:date>
    <meta:editing-duration>PT24M41S</meta:editing-duration>
    <meta:editing-cycles>11</meta:editing-cycles>
    <meta:generator>LibreOffice/5.2.7.2$Linux_X86_64 LibreOffice_project/20$Build-2</meta:generator>
    <meta:document-statistic meta:object-count="70"/>
  </office:meta>
</office:document-meta>
</file>